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37.85mm"/>
    </style:style>
    <style:style style:name="co7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71.1mm" svg:height="188.13mm" svg:x="288.83mm" svg:y="5.58mm">
            <draw:object draw:notify-on-update-of-ranges="Hoja1.B2:Hoja1.B90 Hoja1.C2:Hoja1.C90 Hoja1.D2:Hoja1.D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ce1" office:value-type="string" calcext:value-type="string">
            <text:p>Pasos</text:p>
          </table:table-cell>
          <table:table-cell table:style-name="ce1" office:value-type="string" calcext:value-type="string">
            <text:p>ev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67143290409784" calcext:value-type="float">
            <text:p>0,5671432904097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67143290409784" calcext:value-type="float">
            <text:p>0,467143290409784</text:p>
          </table:table-cell>
          <table:table-cell office:value-type="float" office:value="0.82367771656481" calcext:value-type="float">
            <text:p>0,82367771656481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80483741803596" calcext:value-type="float">
            <text:p>0,8048374180359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367143290409784" calcext:value-type="float">
            <text:p>0,367143290409784</text:p>
          </table:table-cell>
          <table:table-cell office:value-type="float" office:value="0.647355433129621" calcext:value-type="float">
            <text:p>0,647355433129621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0.618730753077982" calcext:value-type="float">
            <text:p>0,61873075307798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67143290409784" calcext:value-type="float">
            <text:p>0,267143290409784</text:p>
          </table:table-cell>
          <table:table-cell office:value-type="float" office:value="0.471033149694431" calcext:value-type="float">
            <text:p>0,471033149694431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0.440818220681718" calcext:value-type="float">
            <text:p>0,44081822068171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67143290409784" calcext:value-type="float">
            <text:p>0,167143290409784</text:p>
          </table:table-cell>
          <table:table-cell office:value-type="float" office:value="0.294710866259241" calcext:value-type="float">
            <text:p>0,29471086625924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0.270320046035639" calcext:value-type="float">
            <text:p>0,27032004603563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671432904097838" calcext:value-type="float">
            <text:p>0,067143290409784</text:p>
          </table:table-cell>
          <table:table-cell office:value-type="float" office:value="0.118388582824052" calcext:value-type="float">
            <text:p>0,118388582824052</text:p>
          </table:table-cell>
          <table:table-cell office:value-type="float" office:value="0.1" calcext:value-type="float">
            <text:p>0,1</text:p>
          </table:table-cell>
          <table:table-cell office:value-type="float" office:value="0.6" calcext:value-type="float">
            <text:p>0,6</text:p>
          </table:table-cell>
          <table:table-cell office:value-type="float" office:value="0.106530659712633" calcext:value-type="float">
            <text:p>0,10653065971263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328567095902161" calcext:value-type="float">
            <text:p>0,032856709590216</text:p>
          </table:table-cell>
          <table:table-cell office:value-type="float" office:value="0.0579337006111381" calcext:value-type="float">
            <text:p>0,057933700611138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-0.0511883639059736" calcext:value-type="float">
            <text:p>-0,05118836390597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571432904097838" calcext:value-type="float">
            <text:p>0,057143290409784</text:p>
          </table:table-cell>
          <table:table-cell office:value-type="float" office:value="0.100756354480533" calcext:value-type="float">
            <text:p>0,100756354480533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0.0904955788122659" calcext:value-type="float">
            <text:p>0,09049557881226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71432904097838" calcext:value-type="float">
            <text:p>0,047143290409784</text:p>
          </table:table-cell>
          <table:table-cell office:value-type="float" office:value="0.0831241261370136" calcext:value-type="float">
            <text:p>0,083124126137014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0.0745205479701944" calcext:value-type="float">
            <text:p>0,07452054797019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371432904097838" calcext:value-type="float">
            <text:p>0,037143290409784</text:p>
          </table:table-cell>
          <table:table-cell office:value-type="float" office:value="0.0654918977934946" calcext:value-type="float">
            <text:p>0,06549189779349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0.0586049696783552" calcext:value-type="float">
            <text:p>0,05860496967835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271432904097838" calcext:value-type="float">
            <text:p>0,027143290409784</text:p>
          </table:table-cell>
          <table:table-cell office:value-type="float" office:value="0.0478596694499757" calcext:value-type="float">
            <text:p>0,047859669449976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0.0427482523739896" calcext:value-type="float">
            <text:p>0,04274825237399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171432904097838" calcext:value-type="float">
            <text:p>0,017143290409784</text:p>
          </table:table-cell>
          <table:table-cell office:value-type="float" office:value="0.0302274411064567" calcext:value-type="float">
            <text:p>0,030227441106457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0.0269498103804866" calcext:value-type="float">
            <text:p>0,02694981038048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0714329040978379" calcext:value-type="float">
            <text:p>0,007143290409784</text:p>
          </table:table-cell>
          <table:table-cell office:value-type="float" office:value="0.0125952127629377" calcext:value-type="float">
            <text:p>0,012595212762938</text:p>
          </table:table-cell>
          <table:table-cell office:value-type="float" office:value="0.01" calcext:value-type="float">
            <text:p>0,01</text:p>
          </table:table-cell>
          <table:table-cell office:value-type="float" office:value="0.57" calcext:value-type="float">
            <text:p>0,57</text:p>
          </table:table-cell>
          <table:table-cell office:value-type="float" office:value="0.0112090638488148" calcext:value-type="float">
            <text:p>0,01120906384881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0285670959021622" calcext:value-type="float">
            <text:p>0,002856709590216</text:p>
          </table:table-cell>
          <table:table-cell office:value-type="float" office:value="0.00503701558058129" calcext:value-type="float">
            <text:p>0,005037015580581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1" calcext:value-type="float">
            <text:p>0,561</text:p>
          </table:table-cell>
          <table:table-cell office:value-type="float" office:value="-0.00447456130046298" calcext:value-type="float">
            <text:p>-0,00447456130046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0614329040978379" calcext:value-type="float">
            <text:p>0,006143290409784</text:p>
          </table:table-cell>
          <table:table-cell office:value-type="float" office:value="0.0108319899285858" calcext:value-type="float">
            <text:p>0,010831989928586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2" calcext:value-type="float">
            <text:p>0,562</text:p>
          </table:table-cell>
          <table:table-cell office:value-type="float" office:value="0.0096381402943202" calcext:value-type="float">
            <text:p>0,0096381402943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514329040978379" calcext:value-type="float">
            <text:p>0,005143290409784</text:p>
          </table:table-cell>
          <table:table-cell office:value-type="float" office:value="0.0090687670942339" calcext:value-type="float">
            <text:p>0,009068767094234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3" calcext:value-type="float">
            <text:p>0,563</text:p>
          </table:table-cell>
          <table:table-cell office:value-type="float" office:value="0.00806778737801339" calcext:value-type="float">
            <text:p>0,00806778737801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0414329040978378" calcext:value-type="float">
            <text:p>0,004143290409784</text:p>
          </table:table-cell>
          <table:table-cell office:value-type="float" office:value="0.007305544259882" calcext:value-type="float">
            <text:p>0,007305544259882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4" calcext:value-type="float">
            <text:p>0,564</text:p>
          </table:table-cell>
          <table:table-cell office:value-type="float" office:value="0.00649800452954152" calcext:value-type="float">
            <text:p>0,006498004529542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0314329040978378" calcext:value-type="float">
            <text:p>0,003143290409784</text:p>
          </table:table-cell>
          <table:table-cell office:value-type="float" office:value="0.0055423214255301" calcext:value-type="float">
            <text:p>0,00554232142553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5" calcext:value-type="float">
            <text:p>0,565</text:p>
          </table:table-cell>
          <table:table-cell office:value-type="float" office:value="0.00492879117912171" calcext:value-type="float">
            <text:p>0,004928791179122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214329040978378" calcext:value-type="float">
            <text:p>0,002143290409784</text:p>
          </table:table-cell>
          <table:table-cell office:value-type="float" office:value="0.0037790985911782" calcext:value-type="float">
            <text:p>0,003779098591178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6" calcext:value-type="float">
            <text:p>0,566</text:p>
          </table:table-cell>
          <table:table-cell office:value-type="float" office:value="0.00336014675754037" calcext:value-type="float">
            <text:p>0,0033601467575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114329040978378" calcext:value-type="float">
            <text:p>0,001143290409784</text:p>
          </table:table-cell>
          <table:table-cell office:value-type="float" office:value="0.0020158757568263" calcext:value-type="float">
            <text:p>0,002015875756826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7" calcext:value-type="float">
            <text:p>0,567</text:p>
          </table:table-cell>
          <table:table-cell office:value-type="float" office:value="0.00179207069615317" calcext:value-type="float">
            <text:p>0,00179207069615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0014329040978378" calcext:value-type="float">
            <text:p>0,000143290409784</text:p>
          </table:table-cell>
          <table:table-cell office:value-type="float" office:value="0.0002526529224744" calcext:value-type="float">
            <text:p>0,000252652922474</text:p>
          </table:table-cell>
          <table:table-cell office:value-type="float" office:value="0.001" calcext:value-type="float">
            <text:p>0,001</text:p>
          </table:table-cell>
          <table:table-cell office:value-type="float" office:value="0.568" calcext:value-type="float">
            <text:p>0,568</text:p>
          </table:table-cell>
          <table:table-cell office:value-type="float" office:value="0.00022456242688407" calcext:value-type="float">
            <text:p>0,00022456242688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0085670959021622" calcext:value-type="float">
            <text:p>0,000856709590216</text:p>
          </table:table-cell>
          <table:table-cell office:value-type="float" office:value="0.0015105699118775" calcext:value-type="float">
            <text:p>0,00151056991187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5671" calcext:value-type="float">
            <text:p>0,5671</text:p>
          </table:table-cell>
          <table:table-cell office:value-type="float" office:value="-0.00134237861777542" calcext:value-type="float">
            <text:p>-0,001342378617775</text:p>
          </table:table-cell>
          <table:table-cell office:value-type="float" office:value="0.568" calcext:value-type="float">
            <text:p>0,56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0004329040978379" calcext:value-type="float">
            <text:p>4,329040978379E-05</text:p>
          </table:table-cell>
          <table:table-cell office:value-type="float" office:value="0.00007633063903923" calcext:value-type="float">
            <text:p>7,633063903923E-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5672" calcext:value-type="float">
            <text:p>0,5672</text:p>
          </table:table-cell>
          <table:table-cell office:value-type="float" office:value="0.0000678428066696" calcext:value-type="float">
            <text:p>6,78428066696E-0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000567095902162" calcext:value-type="float">
            <text:p>5,67095902162E-05</text:p>
          </table:table-cell>
          <table:table-cell office:value-type="float" office:value="0.00009999164439594" calcext:value-type="float">
            <text:p>9,99916443959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6711" calcext:value-type="float">
            <text:p>0,56711</text:p>
          </table:table-cell>
          <table:table-cell office:value-type="float" office:value="-0.00008887114186629" calcext:value-type="float">
            <text:p>-8,887114186629E-05</text:p>
          </table:table-cell>
          <table:table-cell office:value-type="float" office:value="0.5672" calcext:value-type="float">
            <text:p>0,567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0003329040978384" calcext:value-type="float">
            <text:p>3,329040978384E-05</text:p>
          </table:table-cell>
          <table:table-cell office:value-type="float" office:value="0.00005869841069579" calcext:value-type="float">
            <text:p>5,869841069579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6712" calcext:value-type="float">
            <text:p>0,56712</text:p>
          </table:table-cell>
          <table:table-cell office:value-type="float" office:value="0.00005217115659994" calcext:value-type="float">
            <text:p>5,217115659994E-0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0002329040978388" calcext:value-type="float">
            <text:p>2,329040978388E-05</text:p>
          </table:table-cell>
          <table:table-cell office:value-type="float" office:value="0.00004106618235235" calcext:value-type="float">
            <text:p>4,10661823523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6713" calcext:value-type="float">
            <text:p>0,56713</text:p>
          </table:table-cell>
          <table:table-cell office:value-type="float" office:value="0.00003649956324647" calcext:value-type="float">
            <text:p>3,649956324647E-0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0001329040978393" calcext:value-type="float">
            <text:p>1,329040978393E-05</text:p>
          </table:table-cell>
          <table:table-cell office:value-type="float" office:value="0.00002343395400892" calcext:value-type="float">
            <text:p>2,343395400892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6714" calcext:value-type="float">
            <text:p>0,56714</text:p>
          </table:table-cell>
          <table:table-cell office:value-type="float" office:value="0.00002082802660863" calcext:value-type="float">
            <text:p>2,082802660863E-0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0000329040978397" calcext:value-type="float">
            <text:p>3,29040978397E-06</text:p>
          </table:table-cell>
          <table:table-cell office:value-type="float" office:value="0.00000580172566548" calcext:value-type="float">
            <text:p>5,80172566548E-0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56715" calcext:value-type="float">
            <text:p>0,56715</text:p>
          </table:table-cell>
          <table:table-cell office:value-type="float" office:value="0.00000515654668587" calcext:value-type="float">
            <text:p>5,15654668587E-06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0000670959021598" calcext:value-type="float">
            <text:p>6,70959021598E-06</text:p>
          </table:table-cell>
          <table:table-cell office:value-type="float" office:value="0.00001183050267796" calcext:value-type="float">
            <text:p>1,183050267796E-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67141" calcext:value-type="float">
            <text:p>0,567141</text:p>
          </table:table-cell>
          <table:table-cell office:value-type="float" office:value="-0.00001051487652237" calcext:value-type="float">
            <text:p>-1,051487652237E-05</text:p>
          </table:table-cell>
          <table:table-cell office:value-type="float" office:value="0.56715" calcext:value-type="float">
            <text:p>0,567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0000229040978394" calcext:value-type="float">
            <text:p>2,29040978394E-06</text:p>
          </table:table-cell>
          <table:table-cell office:value-type="float" office:value="0.00000403850283107" calcext:value-type="float">
            <text:p>4,03850283107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67142" calcext:value-type="float">
            <text:p>0,567142</text:p>
          </table:table-cell>
          <table:table-cell office:value-type="float" office:value="0.00000358940181289" calcext:value-type="float">
            <text:p>3,58940181289E-06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000129040978392" calcext:value-type="float">
            <text:p>1,29040978392E-06</text:p>
          </table:table-cell>
          <table:table-cell office:value-type="float" office:value="0.00000227527999667" calcext:value-type="float">
            <text:p>2,27527999667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67143" calcext:value-type="float">
            <text:p>0,567143</text:p>
          </table:table-cell>
          <table:table-cell office:value-type="float" office:value="0.00000202225750701" calcext:value-type="float">
            <text:p>2,02225750701E-06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00029040978389" calcext:value-type="float">
            <text:p>2,9040978389E-07</text:p>
          </table:table-cell>
          <table:table-cell office:value-type="float" office:value="0.00000051205716227" calcext:value-type="float">
            <text:p>5,1205716227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567144" calcext:value-type="float">
            <text:p>0,567144</text:p>
          </table:table-cell>
          <table:table-cell office:value-type="float" office:value="0.00000045511376823" calcext:value-type="float">
            <text:p>4,5511376823E-07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000070959021614" calcext:value-type="float">
            <text:p>7,0959021614E-07</text:p>
          </table:table-cell>
          <table:table-cell office:value-type="float" office:value="0.00000125116567213" calcext:value-type="float">
            <text:p>1,25116567213E-06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5671431" calcext:value-type="float">
            <text:p>0,5671431</text:p>
          </table:table-cell>
          <table:table-cell office:value-type="float" office:value="-0.00000111202940334" calcext:value-type="float">
            <text:p>-1,11202940334E-06</text:p>
          </table:table-cell>
          <table:table-cell office:value-type="float" office:value="0.567144" calcext:value-type="float">
            <text:p>0,567144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000019040978394" calcext:value-type="float">
            <text:p>1,9040978394E-07</text:p>
          </table:table-cell>
          <table:table-cell office:value-type="float" office:value="0.00000033573487893" calcext:value-type="float">
            <text:p>3,3573487893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5671432" calcext:value-type="float">
            <text:p>0,5671432</text:p>
          </table:table-cell>
          <table:table-cell office:value-type="float" office:value="0.00000029839942561" calcext:value-type="float">
            <text:p>2,9839942561E-0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000009040978399" calcext:value-type="float">
            <text:p>9,040978399E-08</text:p>
          </table:table-cell>
          <table:table-cell office:value-type="float" office:value="0.00000015941259558" calcext:value-type="float">
            <text:p>1,5941259558E-07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5671433" calcext:value-type="float">
            <text:p>0,5671433</text:p>
          </table:table-cell>
          <table:table-cell office:value-type="float" office:value="0.00000014168508877" calcext:value-type="float">
            <text:p>1,4168508877E-07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000000959021595" calcext:value-type="float">
            <text:p>9,59021595E-09</text:p>
          </table:table-cell>
          <table:table-cell office:value-type="float" office:value="0.00000001690968776" calcext:value-type="float">
            <text:p>1,690968776E-0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1" calcext:value-type="float">
            <text:p>0,56714321</text:p>
          </table:table-cell>
          <table:table-cell office:value-type="float" office:value="-0.00000001502924252" calcext:value-type="float">
            <text:p>-1,502924252E-08</text:p>
          </table:table-cell>
          <table:table-cell office:value-type="float" office:value="0.5671433" calcext:value-type="float">
            <text:p>0,5671433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0000008040978394" calcext:value-type="float">
            <text:p>8,040978394E-08</text:p>
          </table:table-cell>
          <table:table-cell office:value-type="float" office:value="0.00000014178036715" calcext:value-type="float">
            <text:p>1,4178036715E-07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2" calcext:value-type="float">
            <text:p>0,56714322</text:p>
          </table:table-cell>
          <table:table-cell office:value-type="float" office:value="0.00000012601365529" calcext:value-type="float">
            <text:p>1,2601365529E-0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000007040978389" calcext:value-type="float">
            <text:p>7,040978389E-08</text:p>
          </table:table-cell>
          <table:table-cell office:value-type="float" office:value="0.00000012414813872" calcext:value-type="float">
            <text:p>1,2414813872E-07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3" calcext:value-type="float">
            <text:p>0,56714323</text:p>
          </table:table-cell>
          <table:table-cell office:value-type="float" office:value="0.00000011034222192" calcext:value-type="float">
            <text:p>1,1034222192E-07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000006040978384" calcext:value-type="float">
            <text:p>6,040978384E-08</text:p>
          </table:table-cell>
          <table:table-cell office:value-type="float" office:value="0.00000010651591029" calcext:value-type="float">
            <text:p>1,0651591029E-07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4" calcext:value-type="float">
            <text:p>0,56714324</text:p>
          </table:table-cell>
          <table:table-cell office:value-type="float" office:value="0.00000009467078854" calcext:value-type="float">
            <text:p>9,467078854E-08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000005040978379" calcext:value-type="float">
            <text:p>5,040978379E-08</text:p>
          </table:table-cell>
          <table:table-cell office:value-type="float" office:value="0.00000008888368186" calcext:value-type="float">
            <text:p>8,888368186E-0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5" calcext:value-type="float">
            <text:p>0,56714325</text:p>
          </table:table-cell>
          <table:table-cell office:value-type="float" office:value="0.00000007899935517" calcext:value-type="float">
            <text:p>7,899935517E-08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00000004040978374" calcext:value-type="float">
            <text:p>4,040978374E-08</text:p>
          </table:table-cell>
          <table:table-cell office:value-type="float" office:value="0.00000007125145342" calcext:value-type="float">
            <text:p>7,125145342E-0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6" calcext:value-type="float">
            <text:p>0,56714326</text:p>
          </table:table-cell>
          <table:table-cell office:value-type="float" office:value="0.00000006332792202" calcext:value-type="float">
            <text:p>6,332792202E-08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00000003040978369" calcext:value-type="float">
            <text:p>3,040978369E-08</text:p>
          </table:table-cell>
          <table:table-cell office:value-type="float" office:value="0.00000005361922499" calcext:value-type="float">
            <text:p>5,361922499E-0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7" calcext:value-type="float">
            <text:p>0,56714327</text:p>
          </table:table-cell>
          <table:table-cell office:value-type="float" office:value="0.00000004765648876" calcext:value-type="float">
            <text:p>4,765648876E-08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000002040978364" calcext:value-type="float">
            <text:p>2,040978364E-08</text:p>
          </table:table-cell>
          <table:table-cell office:value-type="float" office:value="0.00000003598699656" calcext:value-type="float">
            <text:p>3,598699656E-0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8" calcext:value-type="float">
            <text:p>0,56714328</text:p>
          </table:table-cell>
          <table:table-cell office:value-type="float" office:value="0.00000003198505572" calcext:value-type="float">
            <text:p>3,198505572E-08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00000001040978359" calcext:value-type="float">
            <text:p>1,040978359E-08</text:p>
          </table:table-cell>
          <table:table-cell office:value-type="float" office:value="0.00000001835476813" calcext:value-type="float">
            <text:p>1,835476813E-0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29" calcext:value-type="float">
            <text:p>0,56714329</text:p>
          </table:table-cell>
          <table:table-cell office:value-type="float" office:value="0.00000001631362256" calcext:value-type="float">
            <text:p>1,631362256E-08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00000000040978354" calcext:value-type="float">
            <text:p>4,0978354E-10</text:p>
          </table:table-cell>
          <table:table-cell office:value-type="float" office:value="0.0000000007225397" calcext:value-type="float">
            <text:p>7,225397E-1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5671433" calcext:value-type="float">
            <text:p>0,5671433</text:p>
          </table:table-cell>
          <table:table-cell office:value-type="float" office:value="0.00000000064218952" calcext:value-type="float">
            <text:p>6,4218952E-10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00000000959021651" calcext:value-type="float">
            <text:p>9,59021651E-09</text:p>
          </table:table-cell>
          <table:table-cell office:value-type="float" office:value="0.00000001690968874" calcext:value-type="float">
            <text:p>1,690968874E-08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0.567143291" calcext:value-type="float">
            <text:p>0,567143291</text:p>
          </table:table-cell>
          <table:table-cell office:value-type="float" office:value="-0.00000001502924341" calcext:value-type="float">
            <text:p>-1,502924341E-08</text:p>
          </table:table-cell>
          <table:table-cell office:value-type="float" office:value="0.5671433" calcext:value-type="float">
            <text:p>0,567143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00000000059021643" calcext:value-type="float">
            <text:p>5,9021643E-10</text:p>
          </table:table-cell>
          <table:table-cell office:value-type="float" office:value="0.00000000104068309" calcext:value-type="float">
            <text:p>1,04068309E-09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5671432901" calcext:value-type="float">
            <text:p>0,5671432901</text:p>
          </table:table-cell>
          <table:table-cell office:value-type="float" office:value="-0.00000000092495367" calcext:value-type="float">
            <text:p>-9,2495367E-10</text:p>
          </table:table-cell>
          <table:table-cell office:value-type="float" office:value="0.5671433" calcext:value-type="float">
            <text:p>0,567143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00000000030978353" calcext:value-type="float">
            <text:p>3,0978353E-10</text:p>
          </table:table-cell>
          <table:table-cell office:value-type="float" office:value="0.0000000005462174" calcext:value-type="float">
            <text:p>5,462174E-10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5671432902" calcext:value-type="float">
            <text:p>0,5671432902</text:p>
          </table:table-cell>
          <table:table-cell office:value-type="float" office:value="0.00000000048547522" calcext:value-type="float">
            <text:p>4,8547522E-10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00000000020978352" calcext:value-type="float">
            <text:p>2,0978352E-10</text:p>
          </table:table-cell>
          <table:table-cell office:value-type="float" office:value="0.0000000003698951" calcext:value-type="float">
            <text:p>3,698951E-10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5671432903" calcext:value-type="float">
            <text:p>0,5671432903</text:p>
          </table:table-cell>
          <table:table-cell office:value-type="float" office:value="0.00000000032876091" calcext:value-type="float">
            <text:p>3,2876091E-1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000000010978352" calcext:value-type="float">
            <text:p>1,0978352E-10</text:p>
          </table:table-cell>
          <table:table-cell office:value-type="float" office:value="0.0000000001935728" calcext:value-type="float">
            <text:p>1,935728E-10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5671432904" calcext:value-type="float">
            <text:p>0,5671432904</text:p>
          </table:table-cell>
          <table:table-cell office:value-type="float" office:value="0.0000000001720466" calcext:value-type="float">
            <text:p>1,720466E-10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00000000000978351" calcext:value-type="float">
            <text:p>9,78351E-12</text:p>
          </table:table-cell>
          <table:table-cell office:value-type="float" office:value="0.0000000000172505" calcext:value-type="float">
            <text:p>1,72505E-11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5671432905" calcext:value-type="float">
            <text:p>0,5671432905</text:p>
          </table:table-cell>
          <table:table-cell office:value-type="float" office:value="0.00000000001533218" calcext:value-type="float">
            <text:p>1,533218E-1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0000000000902165" calcext:value-type="float">
            <text:p>9,02165E-11</text:p>
          </table:table-cell>
          <table:table-cell office:value-type="float" office:value="0.00000000015907179" calcext:value-type="float">
            <text:p>1,5907179E-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0.56714329041" calcext:value-type="float">
            <text:p>0,56714329041</text:p>
          </table:table-cell>
          <table:table-cell office:value-type="float" office:value="-0.00000000014138213" calcext:value-type="float">
            <text:p>-1,4138213E-10</text:p>
          </table:table-cell>
          <table:table-cell office:value-type="float" office:value="0.5671432905" calcext:value-type="float">
            <text:p>0,567143290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00000000000021649" calcext:value-type="float">
            <text:p>2,1649E-13</text:p>
          </table:table-cell>
          <table:table-cell office:value-type="float" office:value="0.00000000000038173" calcext:value-type="float">
            <text:p>3,8173E-13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1" calcext:value-type="float">
            <text:p>0,567143290401</text:p>
          </table:table-cell>
          <table:table-cell office:value-type="float" office:value="-0.00000000000033917" calcext:value-type="float">
            <text:p>-3,3917E-13</text:p>
          </table:table-cell>
          <table:table-cell office:value-type="float" office:value="0.5671432905" calcext:value-type="float">
            <text:p>0,567143290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00000000000878353" calcext:value-type="float">
            <text:p>8,78353E-12</text:p>
          </table:table-cell>
          <table:table-cell office:value-type="float" office:value="0.00000000001548732" calcext:value-type="float">
            <text:p>1,548732E-1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2" calcext:value-type="float">
            <text:p>0,567143290402</text:p>
          </table:table-cell>
          <table:table-cell office:value-type="float" office:value="0.0000000000137651" calcext:value-type="float">
            <text:p>1,37651E-11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00000000000778355" calcext:value-type="float">
            <text:p>7,78355E-12</text:p>
          </table:table-cell>
          <table:table-cell office:value-type="float" office:value="0.00000000001372414" calcext:value-type="float">
            <text:p>1,372414E-1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3" calcext:value-type="float">
            <text:p>0,567143290403</text:p>
          </table:table-cell>
          <table:table-cell office:value-type="float" office:value="0.00000000001219802" calcext:value-type="float">
            <text:p>1,219802E-11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00000000000678357" calcext:value-type="float">
            <text:p>6,78357E-12</text:p>
          </table:table-cell>
          <table:table-cell office:value-type="float" office:value="0.00000000001196095" calcext:value-type="float">
            <text:p>1,196095E-1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4" calcext:value-type="float">
            <text:p>0,567143290404</text:p>
          </table:table-cell>
          <table:table-cell office:value-type="float" office:value="0.00000000001063083" calcext:value-type="float">
            <text:p>1,063083E-1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0000000000057836" calcext:value-type="float">
            <text:p>5,7836E-12</text:p>
          </table:table-cell>
          <table:table-cell office:value-type="float" office:value="0.00000000001019777" calcext:value-type="float">
            <text:p>1,019777E-11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5" calcext:value-type="float">
            <text:p>0,567143290405</text:p>
          </table:table-cell>
          <table:table-cell office:value-type="float" office:value="0.00000000000906375" calcext:value-type="float">
            <text:p>9,06375E-12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00000000000478362" calcext:value-type="float">
            <text:p>4,78362E-12</text:p>
          </table:table-cell>
          <table:table-cell office:value-type="float" office:value="0.00000000000843458" calcext:value-type="float">
            <text:p>8,43458E-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6" calcext:value-type="float">
            <text:p>0,567143290406</text:p>
          </table:table-cell>
          <table:table-cell office:value-type="float" office:value="0.00000000000749667" calcext:value-type="float">
            <text:p>7,49667E-12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00000000000378364" calcext:value-type="float">
            <text:p>3,78364E-12</text:p>
          </table:table-cell>
          <table:table-cell office:value-type="float" office:value="0.0000000000066714" calcext:value-type="float">
            <text:p>6,6714E-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7" calcext:value-type="float">
            <text:p>0,567143290407</text:p>
          </table:table-cell>
          <table:table-cell office:value-type="float" office:value="0.00000000000592959" calcext:value-type="float">
            <text:p>5,92959E-12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00000000000278366" calcext:value-type="float">
            <text:p>2,78366E-12</text:p>
          </table:table-cell>
          <table:table-cell office:value-type="float" office:value="0.00000000000490822" calcext:value-type="float">
            <text:p>4,90822E-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8" calcext:value-type="float">
            <text:p>0,567143290408</text:p>
          </table:table-cell>
          <table:table-cell office:value-type="float" office:value="0.0000000000043624" calcext:value-type="float">
            <text:p>4,3624E-1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00000000000178368" calcext:value-type="float">
            <text:p>1,78368E-12</text:p>
          </table:table-cell>
          <table:table-cell office:value-type="float" office:value="0.00000000000314503" calcext:value-type="float">
            <text:p>3,14503E-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09" calcext:value-type="float">
            <text:p>0,567143290409</text:p>
          </table:table-cell>
          <table:table-cell office:value-type="float" office:value="0.00000000000279532" calcext:value-type="float">
            <text:p>2,79532E-12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00000000000078371" calcext:value-type="float">
            <text:p>7,8371E-13</text:p>
          </table:table-cell>
          <table:table-cell office:value-type="float" office:value="0.00000000000138185" calcext:value-type="float">
            <text:p>1,38185E-12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0.56714329041" calcext:value-type="float">
            <text:p>0,56714329041</text:p>
          </table:table-cell>
          <table:table-cell office:value-type="float" office:value="0.00000000000122824" calcext:value-type="float">
            <text:p>1,22824E-12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00000000000021627" calcext:value-type="float">
            <text:p>2,1627E-13</text:p>
          </table:table-cell>
          <table:table-cell office:value-type="float" office:value="0.00000000000038133" calcext:value-type="float">
            <text:p>3,8133E-13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1" calcext:value-type="float">
            <text:p>0,5671432904091</text:p>
          </table:table-cell>
          <table:table-cell office:value-type="float" office:value="-0.00000000000033884" calcext:value-type="float">
            <text:p>-3,3884E-13</text:p>
          </table:table-cell>
          <table:table-cell office:value-type="float" office:value="0.56714329041" calcext:value-type="float">
            <text:p>0,5671432904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000000000068368" calcext:value-type="float">
            <text:p>6,8368E-13</text:p>
          </table:table-cell>
          <table:table-cell office:value-type="float" office:value="0.00000000000120547" calcext:value-type="float">
            <text:p>1,20547E-12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2" calcext:value-type="float">
            <text:p>0,5671432904092</text:p>
          </table:table-cell>
          <table:table-cell office:value-type="float" office:value="0.00000000000107148" calcext:value-type="float">
            <text:p>1,07148E-1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.00000000000058364" calcext:value-type="float">
            <text:p>5,8364E-13</text:p>
          </table:table-cell>
          <table:table-cell office:value-type="float" office:value="0.00000000000102909" calcext:value-type="float">
            <text:p>1,02909E-12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3" calcext:value-type="float">
            <text:p>0,5671432904093</text:p>
          </table:table-cell>
          <table:table-cell office:value-type="float" office:value="0.00000000000091471" calcext:value-type="float">
            <text:p>9,1471E-13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.00000000000048361" calcext:value-type="float">
            <text:p>4,8361E-13</text:p>
          </table:table-cell>
          <table:table-cell office:value-type="float" office:value="0.00000000000085272" calcext:value-type="float">
            <text:p>8,5272E-13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4" calcext:value-type="float">
            <text:p>0,5671432904094</text:p>
          </table:table-cell>
          <table:table-cell office:value-type="float" office:value="0.00000000000075795" calcext:value-type="float">
            <text:p>7,5795E-1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.00000000000038358" calcext:value-type="float">
            <text:p>3,8358E-13</text:p>
          </table:table-cell>
          <table:table-cell office:value-type="float" office:value="0.00000000000067634" calcext:value-type="float">
            <text:p>6,7634E-13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5" calcext:value-type="float">
            <text:p>0,5671432904095</text:p>
          </table:table-cell>
          <table:table-cell office:value-type="float" office:value="0.00000000000060119" calcext:value-type="float">
            <text:p>6,0119E-13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.00000000000028355" calcext:value-type="float">
            <text:p>2,8355E-13</text:p>
          </table:table-cell>
          <table:table-cell office:value-type="float" office:value="0.00000000000049996" calcext:value-type="float">
            <text:p>4,9996E-13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6" calcext:value-type="float">
            <text:p>0,5671432904096</text:p>
          </table:table-cell>
          <table:table-cell office:value-type="float" office:value="0.00000000000044442" calcext:value-type="float">
            <text:p>4,4442E-13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0.00000000000018352" calcext:value-type="float">
            <text:p>1,8352E-13</text:p>
          </table:table-cell>
          <table:table-cell office:value-type="float" office:value="0.00000000000032359" calcext:value-type="float">
            <text:p>3,2359E-13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7" calcext:value-type="float">
            <text:p>0,5671432904097</text:p>
          </table:table-cell>
          <table:table-cell office:value-type="float" office:value="0.00000000000028766" calcext:value-type="float">
            <text:p>2,8766E-13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.00000000000008349" calcext:value-type="float">
            <text:p>8,349E-14</text:p>
          </table:table-cell>
          <table:table-cell office:value-type="float" office:value="0.00000000000014721" calcext:value-type="float">
            <text:p>1,4721E-13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0.567143290409801" calcext:value-type="float">
            <text:p>0,567143290409801</text:p>
          </table:table-cell>
          <table:table-cell office:value-type="float" office:value="0.0000000000001309" calcext:value-type="float">
            <text:p>1,309E-13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0.00000000000001654" calcext:value-type="float">
            <text:p>1,654E-14</text:p>
          </table:table-cell>
          <table:table-cell office:value-type="float" office:value="0.00000000000002917" calcext:value-type="float">
            <text:p>2,917E-14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1" calcext:value-type="float">
            <text:p>0,56714329040971</text:p>
          </table:table-cell>
          <table:table-cell office:value-type="float" office:value="-0.00000000000002587" calcext:value-type="float">
            <text:p>-2,587E-14</text:p>
          </table:table-cell>
          <table:table-cell office:value-type="float" office:value="0.567143290409801" calcext:value-type="float">
            <text:p>0,56714329040980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0.0000000000000735" calcext:value-type="float">
            <text:p>7,35E-14</text:p>
          </table:table-cell>
          <table:table-cell office:value-type="float" office:value="0.00000000000012959" calcext:value-type="float">
            <text:p>1,2959E-13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2" calcext:value-type="float">
            <text:p>0,56714329040972</text:p>
          </table:table-cell>
          <table:table-cell office:value-type="float" office:value="0.00000000000011524" calcext:value-type="float">
            <text:p>1,1524E-13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0.0000000000000635" calcext:value-type="float">
            <text:p>6,35E-14</text:p>
          </table:table-cell>
          <table:table-cell office:value-type="float" office:value="0.00000000000011197" calcext:value-type="float">
            <text:p>1,1197E-13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3" calcext:value-type="float">
            <text:p>0,56714329040973</text:p>
          </table:table-cell>
          <table:table-cell office:value-type="float" office:value="0.00000000000009959" calcext:value-type="float">
            <text:p>9,959E-14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.00000000000005351" calcext:value-type="float">
            <text:p>5,351E-14</text:p>
          </table:table-cell>
          <table:table-cell office:value-type="float" office:value="0.00000000000009435" calcext:value-type="float">
            <text:p>9,435E-14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4" calcext:value-type="float">
            <text:p>0,56714329040974</text:p>
          </table:table-cell>
          <table:table-cell office:value-type="float" office:value="0.00000000000008393" calcext:value-type="float">
            <text:p>8,393E-14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0.00000000000004352" calcext:value-type="float">
            <text:p>4,352E-14</text:p>
          </table:table-cell>
          <table:table-cell office:value-type="float" office:value="0.00000000000007674" calcext:value-type="float">
            <text:p>7,674E-14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5" calcext:value-type="float">
            <text:p>0,56714329040975</text:p>
          </table:table-cell>
          <table:table-cell office:value-type="float" office:value="0.00000000000006828" calcext:value-type="float">
            <text:p>6,828E-14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0.00000000000003353" calcext:value-type="float">
            <text:p>3,353E-14</text:p>
          </table:table-cell>
          <table:table-cell office:value-type="float" office:value="0.00000000000005912" calcext:value-type="float">
            <text:p>5,912E-14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6" calcext:value-type="float">
            <text:p>0,56714329040976</text:p>
          </table:table-cell>
          <table:table-cell office:value-type="float" office:value="0.00000000000005262" calcext:value-type="float">
            <text:p>5,262E-14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.00000000000002354" calcext:value-type="float">
            <text:p>2,354E-14</text:p>
          </table:table-cell>
          <table:table-cell office:value-type="float" office:value="0.0000000000000415" calcext:value-type="float">
            <text:p>4,15E-14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7" calcext:value-type="float">
            <text:p>0,56714329040977</text:p>
          </table:table-cell>
          <table:table-cell office:value-type="float" office:value="0.00000000000003697" calcext:value-type="float">
            <text:p>3,697E-14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0.00000000000001354" calcext:value-type="float">
            <text:p>1,354E-14</text:p>
          </table:table-cell>
          <table:table-cell office:value-type="float" office:value="0.00000000000002388" calcext:value-type="float">
            <text:p>2,388E-14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8" calcext:value-type="float">
            <text:p>0,56714329040978</text:p>
          </table:table-cell>
          <table:table-cell office:value-type="float" office:value="0.00000000000002132" calcext:value-type="float">
            <text:p>2,132E-14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.55E-015" calcext:value-type="float">
            <text:p>3,55E-15</text:p>
          </table:table-cell>
          <table:table-cell office:value-type="float" office:value="6.26E-015" calcext:value-type="float">
            <text:p>6,26E-15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0.56714329040979" calcext:value-type="float">
            <text:p>0,56714329040979</text:p>
          </table:table-cell>
          <table:table-cell office:value-type="float" office:value="5.66E-015" calcext:value-type="float">
            <text:p>5,66E-1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.44E-015" calcext:value-type="float">
            <text:p>6,44E-15</text:p>
          </table:table-cell>
          <table:table-cell office:value-type="float" office:value="0.00000000000001135" calcext:value-type="float">
            <text:p>1,135E-14</text:p>
          </table:table-cell>
          <table:table-cell office:value-type="float" office:value="1E-015" calcext:value-type="float">
            <text:p>1E-15</text:p>
          </table:table-cell>
          <table:table-cell office:value-type="float" office:value="0.567143290409781" calcext:value-type="float">
            <text:p>0,567143290409781</text:p>
          </table:table-cell>
          <table:table-cell office:value-type="float" office:value="-9.99E-015" calcext:value-type="float">
            <text:p>-9,99E-15</text:p>
          </table:table-cell>
          <table:table-cell office:value-type="float" office:value="0.56714329040979" calcext:value-type="float">
            <text:p>0,56714329040979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.55E-015" calcext:value-type="float">
            <text:p>2,55E-15</text:p>
          </table:table-cell>
          <table:table-cell office:value-type="float" office:value="4.5E-015" calcext:value-type="float">
            <text:p>4,5E-15</text:p>
          </table:table-cell>
          <table:table-cell office:value-type="float" office:value="1E-015" calcext:value-type="float">
            <text:p>1E-15</text:p>
          </table:table-cell>
          <table:table-cell office:value-type="float" office:value="0.567143290409782" calcext:value-type="float">
            <text:p>0,567143290409782</text:p>
          </table:table-cell>
          <table:table-cell office:value-type="float" office:value="4.11E-015" calcext:value-type="float">
            <text:p>4,11E-1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.55E-015" calcext:value-type="float">
            <text:p>1,55E-15</text:p>
          </table:table-cell>
          <table:table-cell office:value-type="float" office:value="2.74E-015" calcext:value-type="float">
            <text:p>2,74E-15</text:p>
          </table:table-cell>
          <table:table-cell office:value-type="float" office:value="1E-015" calcext:value-type="float">
            <text:p>1E-15</text:p>
          </table:table-cell>
          <table:table-cell office:value-type="float" office:value="0.567143290409783" calcext:value-type="float">
            <text:p>0,567143290409783</text:p>
          </table:table-cell>
          <table:table-cell office:value-type="float" office:value="2.44E-015" calcext:value-type="float">
            <text:p>2,44E-15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.6E-016" calcext:value-type="float">
            <text:p>5,6E-16</text:p>
          </table:table-cell>
          <table:table-cell office:value-type="float" office:value="9.8E-016" calcext:value-type="float">
            <text:p>9,8E-16</text:p>
          </table:table-cell>
          <table:table-cell office:value-type="float" office:value="1E-015" calcext:value-type="float">
            <text:p>1E-15</text:p>
          </table:table-cell>
          <table:table-cell office:value-type="float" office:value="0.567143290409784" calcext:value-type="float">
            <text:p>0,567143290409784</text:p>
          </table:table-cell>
          <table:table-cell office:value-type="float" office:value="8.9E-016" calcext:value-type="float">
            <text:p>8,9E-16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.4E-016" calcext:value-type="float">
            <text:p>4,4E-16</text:p>
          </table:table-cell>
          <table:table-cell office:value-type="float" office:value="7.8E-016" calcext:value-type="float">
            <text:p>7,8E-16</text:p>
          </table:table-cell>
          <table:table-cell office:value-type="float" office:value="1E-016" calcext:value-type="float">
            <text:p>1E-16</text:p>
          </table:table-cell>
          <table:table-cell office:value-type="float" office:value="0.567143290409783" calcext:value-type="float">
            <text:p>0,567143290409783</text:p>
          </table:table-cell>
          <table:table-cell office:value-type="float" office:value="-6.7E-016" calcext:value-type="float">
            <text:p>-6,7E-16</text:p>
          </table:table-cell>
          <table:table-cell office:value-type="float" office:value="0.567143290409784" calcext:value-type="float">
            <text:p>0,5671432904097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.4E-016" calcext:value-type="float">
            <text:p>4,4E-16</text:p>
          </table:table-cell>
          <table:table-cell office:value-type="float" office:value="7.8E-016" calcext:value-type="float">
            <text:p>7,8E-16</text:p>
          </table:table-cell>
          <table:table-cell office:value-type="float" office:value="1E-016" calcext:value-type="float">
            <text:p>1E-16</text:p>
          </table:table-cell>
          <table:table-cell office:value-type="float" office:value="0.567143290409784" calcext:value-type="float">
            <text:p>0,567143290409784</text:p>
          </table:table-cell>
          <table:table-cell office:value-type="float" office:value="7.8E-016" calcext:value-type="float">
            <text:p>7,8E-16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3.3E-016" calcext:value-type="float">
            <text:p>3,3E-16</text:p>
          </table:table-cell>
          <table:table-cell office:value-type="float" office:value="5.9E-016" calcext:value-type="float">
            <text:p>5,9E-16</text:p>
          </table:table-cell>
          <table:table-cell office:value-type="float" office:value="1E-016" calcext:value-type="float">
            <text:p>1E-16</text:p>
          </table:table-cell>
          <table:table-cell office:value-type="float" office:value="0.567143290409784" calcext:value-type="float">
            <text:p>0,567143290409784</text:p>
          </table:table-cell>
          <table:table-cell office:value-type="float" office:value="5.6E-016" calcext:value-type="float">
            <text:p>5,6E-16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.2E-016" calcext:value-type="float">
            <text:p>2,2E-16</text:p>
          </table:table-cell>
          <table:table-cell office:value-type="float" office:value="3.9E-016" calcext:value-type="float">
            <text:p>3,9E-16</text:p>
          </table:table-cell>
          <table:table-cell office:value-type="float" office:value="1E-016" calcext:value-type="float">
            <text:p>1E-16</text:p>
          </table:table-cell>
          <table:table-cell office:value-type="float" office:value="0.567143290409784" calcext:value-type="float">
            <text:p>0,567143290409784</text:p>
          </table:table-cell>
          <table:table-cell office:value-type="float" office:value="4.4E-016" calcext:value-type="float">
            <text:p>4,4E-16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.1E-016" calcext:value-type="float">
            <text:p>1,1E-16</text:p>
          </table:table-cell>
          <table:table-cell office:value-type="float" office:value="2E-016" calcext:value-type="float">
            <text:p>2E-16</text:p>
          </table:table-cell>
          <table:table-cell office:value-type="float" office:value="1E-016" calcext:value-type="float">
            <text:p>1E-16</text:p>
          </table:table-cell>
          <table:table-cell office:value-type="float" office:value="0.567143290409784" calcext:value-type="float">
            <text:p>0,567143290409784</text:p>
          </table:table-cell>
          <table:table-cell office:value-type="float" office:value="2.2E-016" calcext:value-type="float">
            <text:p>2,2E-16</text:p>
          </table:table-cell>
          <table:table-cell/>
        </table:table-row>
        <table:table-row table:style-name="ro1">
          <table:table-cell/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E-017" calcext:value-type="float">
            <text:p>1E-17</text:p>
          </table:table-cell>
          <table:table-cell table:style-name="ce3" office:value-type="float" office:value="0.567143290409784" calcext:value-type="float">
            <text:p>0,567143290409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67143290409784" calcext:value-type="float">
            <text:p>0,567143290409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8T21:54:23.098252589</meta:creation-date>
    <dc:date>2020-03-18T23:09:18.045128166</dc:date>
    <meta:editing-duration>PT2M59S</meta:editing-duration>
    <meta:editing-cycles>1</meta:editing-cycles>
    <meta:document-statistic meta:table-count="1" meta:cell-count="557" meta:object-count="1"/>
    <meta:generator>LibreOffice/6.3.3.2.0$Linux_X86_64 LibreOffice_project/30$Build-2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7.111cm" svg:height="18.814cm" xlink:href=".." xlink:type="simple" chart:class="chart:line" chart:style-name="ch1">
        <chart:title svg:x="19.675cm" svg:y="0.512cm" chart:style-name="ch2">
          <text:p>Grafico de comportamiento de Errores</text:p>
        </chart:title>
        <chart:legend chart:legend-position="end" svg:x="43.386cm" svg:y="8.859cm" style:legend-expansion="high" chart:style-name="ch3"/>
        <chart:plot-area chart:style-name="ch4" table:cell-range-address="Hoja1.B2:Hoja1.D90" chart:data-source-has-labels="both" svg:x="0.942cm" svg:y="1.667cm" svg:width="41.502cm" svg:height="15.79cm">
          <chartooo:coordinate-region svg:x="1.669cm" svg:y="1.867cm" svg:width="40.588cm" svg:height="14.943cm"/>
          <chart:axis chart:dimension="x" chart:name="primary-x" chart:style-name="ch5" chartooo:axis-type="auto">
            <chartooo:date-scale/>
            <chart:title svg:x="21.186cm" svg:y="17.833cm" chart:style-name="ch6">
              <text:p>Pasos</text:p>
            </chart:title>
            <chart:categories table:cell-range-address="Hoja1.B2:Hoja1.B90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Hoja1.C2:Hoja1.C90" loext:label-string="error_verdadero" chart:class="chart:line">
            <chart:data-point chart:repeated="89"/>
          </chart:series>
          <chart:series chart:style-name="ch9" chart:values-cell-range-address="Hoja1.D2:Hoja1.D90" loext:label-string="error_relativo" chart:class="chart:line">
            <chart:data-point chart:repeated="8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_verdadero</text:p>
              </table:table-cell>
              <table:table-cell office:value-type="string">
                <text:p>error_relativo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B2:Hoja1.B90</svg:desc>
                </draw:g>
              </table:table-cell>
              <table:table-cell office:value-type="float" office:value="0.567143290409784">
                <text:p>0.567143290409784</text:p>
                <draw:g>
                  <svg:desc>Hoja1.C2:Hoja1.C90</svg:desc>
                </draw:g>
              </table:table-cell>
              <table:table-cell office:value-type="float" office:value="1">
                <text:p>1</text:p>
                <draw:g>
                  <svg:desc>Hoja1.D2:Hoja1.D9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7143290409784">
                <text:p>0.467143290409784</text:p>
              </table:table-cell>
              <table:table-cell office:value-type="float" office:value="0.82367771656481">
                <text:p>0.823677716564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7143290409784">
                <text:p>0.367143290409784</text:p>
              </table:table-cell>
              <table:table-cell office:value-type="float" office:value="0.647355433129621">
                <text:p>0.6473554331296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7143290409784">
                <text:p>0.267143290409784</text:p>
              </table:table-cell>
              <table:table-cell office:value-type="float" office:value="0.471033149694431">
                <text:p>0.4710331496944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7143290409784">
                <text:p>0.167143290409784</text:p>
              </table:table-cell>
              <table:table-cell office:value-type="float" office:value="0.294710866259241">
                <text:p>0.2947108662592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71432904097838">
                <text:p>0.0671432904097838</text:p>
              </table:table-cell>
              <table:table-cell office:value-type="float" office:value="0.118388582824052">
                <text:p>0.1183885828240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328567095902161">
                <text:p>0.0328567095902161</text:p>
              </table:table-cell>
              <table:table-cell office:value-type="float" office:value="0.0579337006111381">
                <text:p>0.05793370061113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71432904097838">
                <text:p>0.0571432904097838</text:p>
              </table:table-cell>
              <table:table-cell office:value-type="float" office:value="0.100756354480533">
                <text:p>0.1007563544805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71432904097838">
                <text:p>0.0471432904097838</text:p>
              </table:table-cell>
              <table:table-cell office:value-type="float" office:value="0.0831241261370136">
                <text:p>0.08312412613701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71432904097838">
                <text:p>0.0371432904097838</text:p>
              </table:table-cell>
              <table:table-cell office:value-type="float" office:value="0.0654918977934946">
                <text:p>0.06549189779349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271432904097838">
                <text:p>0.0271432904097838</text:p>
              </table:table-cell>
              <table:table-cell office:value-type="float" office:value="0.0478596694499757">
                <text:p>0.04785966944997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171432904097838">
                <text:p>0.0171432904097838</text:p>
              </table:table-cell>
              <table:table-cell office:value-type="float" office:value="0.0302274411064567">
                <text:p>0.03022744110645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14329040978379">
                <text:p>0.00714329040978379</text:p>
              </table:table-cell>
              <table:table-cell office:value-type="float" office:value="0.0125952127629377">
                <text:p>0.01259521276293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285670959021622">
                <text:p>0.00285670959021622</text:p>
              </table:table-cell>
              <table:table-cell office:value-type="float" office:value="0.00503701558058129">
                <text:p>0.00503701558058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614329040978379">
                <text:p>0.00614329040978379</text:p>
              </table:table-cell>
              <table:table-cell office:value-type="float" office:value="0.0108319899285858">
                <text:p>0.01083198992858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514329040978379">
                <text:p>0.00514329040978379</text:p>
              </table:table-cell>
              <table:table-cell office:value-type="float" office:value="0.0090687670942339">
                <text:p>0.00906876709423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414329040978378">
                <text:p>0.00414329040978378</text:p>
              </table:table-cell>
              <table:table-cell office:value-type="float" office:value="0.007305544259882">
                <text:p>0.0073055442598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314329040978378">
                <text:p>0.00314329040978378</text:p>
              </table:table-cell>
              <table:table-cell office:value-type="float" office:value="0.0055423214255301">
                <text:p>0.00554232142553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214329040978378">
                <text:p>0.00214329040978378</text:p>
              </table:table-cell>
              <table:table-cell office:value-type="float" office:value="0.0037790985911782">
                <text:p>0.00377909859117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14329040978378">
                <text:p>0.00114329040978378</text:p>
              </table:table-cell>
              <table:table-cell office:value-type="float" office:value="0.0020158757568263">
                <text:p>0.00201587575682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14329040978378">
                <text:p>0.00014329040978378</text:p>
              </table:table-cell>
              <table:table-cell office:value-type="float" office:value="0.0002526529224744">
                <text:p>0.00025265292247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85670959021622">
                <text:p>0.00085670959021622</text:p>
              </table:table-cell>
              <table:table-cell office:value-type="float" office:value="0.0015105699118775">
                <text:p>0.00151056991187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4329040978379">
                <text:p>0.00004329040978379</text:p>
              </table:table-cell>
              <table:table-cell office:value-type="float" office:value="0.00007633063903923">
                <text:p>0.0000763306390392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567095902162">
                <text:p>0.0000567095902162</text:p>
              </table:table-cell>
              <table:table-cell office:value-type="float" office:value="0.00009999164439594">
                <text:p>0.000099991644395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3329040978384">
                <text:p>0.00003329040978384</text:p>
              </table:table-cell>
              <table:table-cell office:value-type="float" office:value="0.00005869841069579">
                <text:p>0.0000586984106957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2329040978388">
                <text:p>0.00002329040978388</text:p>
              </table:table-cell>
              <table:table-cell office:value-type="float" office:value="0.00004106618235235">
                <text:p>0.0000410661823523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1329040978393">
                <text:p>0.00001329040978393</text:p>
              </table:table-cell>
              <table:table-cell office:value-type="float" office:value="0.00002343395400892">
                <text:p>0.000023433954008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329040978397">
                <text:p>0.00000329040978397</text:p>
              </table:table-cell>
              <table:table-cell office:value-type="float" office:value="0.00000580172566548">
                <text:p>0.000005801725665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670959021598">
                <text:p>0.00000670959021598</text:p>
              </table:table-cell>
              <table:table-cell office:value-type="float" office:value="0.00001183050267796">
                <text:p>0.000011830502677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229040978394">
                <text:p>0.00000229040978394</text:p>
              </table:table-cell>
              <table:table-cell office:value-type="float" office:value="0.00000403850283107">
                <text:p>0.0000040385028310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129040978392">
                <text:p>0.00000129040978392</text:p>
              </table:table-cell>
              <table:table-cell office:value-type="float" office:value="0.00000227527999667">
                <text:p>0.00000227527999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29040978389">
                <text:p>0.00000029040978389</text:p>
              </table:table-cell>
              <table:table-cell office:value-type="float" office:value="0.00000051205716227">
                <text:p>0.000000512057162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70959021614">
                <text:p>0.00000070959021614</text:p>
              </table:table-cell>
              <table:table-cell office:value-type="float" office:value="0.00000125116567213">
                <text:p>0.0000012511656721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19040978394">
                <text:p>0.00000019040978394</text:p>
              </table:table-cell>
              <table:table-cell office:value-type="float" office:value="0.00000033573487893">
                <text:p>0.0000003357348789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9040978399">
                <text:p>0.00000009040978399</text:p>
              </table:table-cell>
              <table:table-cell office:value-type="float" office:value="0.00000015941259558">
                <text:p>0.0000001594125955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0959021595">
                <text:p>0.00000000959021595</text:p>
              </table:table-cell>
              <table:table-cell office:value-type="float" office:value="0.00000001690968776">
                <text:p>0.000000016909687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8040978394">
                <text:p>0.00000008040978394</text:p>
              </table:table-cell>
              <table:table-cell office:value-type="float" office:value="0.00000014178036715">
                <text:p>0.000000141780367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7040978389">
                <text:p>0.00000007040978389</text:p>
              </table:table-cell>
              <table:table-cell office:value-type="float" office:value="0.00000012414813872">
                <text:p>0.0000001241481387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6040978384">
                <text:p>0.00000006040978384</text:p>
              </table:table-cell>
              <table:table-cell office:value-type="float" office:value="0.00000010651591029">
                <text:p>0.000000106515910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5040978379">
                <text:p>0.00000005040978379</text:p>
              </table:table-cell>
              <table:table-cell office:value-type="float" office:value="0.00000008888368186">
                <text:p>0.0000000888836818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4040978374">
                <text:p>0.00000004040978374</text:p>
              </table:table-cell>
              <table:table-cell office:value-type="float" office:value="0.00000007125145342">
                <text:p>0.0000000712514534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3040978369">
                <text:p>0.00000003040978369</text:p>
              </table:table-cell>
              <table:table-cell office:value-type="float" office:value="0.00000005361922499">
                <text:p>0.0000000536192249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2040978364">
                <text:p>0.00000002040978364</text:p>
              </table:table-cell>
              <table:table-cell office:value-type="float" office:value="0.00000003598699656">
                <text:p>0.000000035986996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01040978359">
                <text:p>0.00000001040978359</text:p>
              </table:table-cell>
              <table:table-cell office:value-type="float" office:value="0.00000001835476813">
                <text:p>0.000000018354768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00040978354">
                <text:p>0.00000000040978354</text:p>
              </table:table-cell>
              <table:table-cell office:value-type="float" office:value="0.0000000007225397">
                <text:p>0.00000000072253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00959021651">
                <text:p>0.00000000959021651</text:p>
              </table:table-cell>
              <table:table-cell office:value-type="float" office:value="0.00000001690968874">
                <text:p>0.000000016909688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00059021643">
                <text:p>0.00000000059021643</text:p>
              </table:table-cell>
              <table:table-cell office:value-type="float" office:value="0.00000000104068309">
                <text:p>0.000000001040683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00030978353">
                <text:p>0.00000000030978353</text:p>
              </table:table-cell>
              <table:table-cell office:value-type="float" office:value="0.0000000005462174">
                <text:p>0.00000000054621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0020978352">
                <text:p>0.00000000020978352</text:p>
              </table:table-cell>
              <table:table-cell office:value-type="float" office:value="0.0000000003698951">
                <text:p>0.00000000036989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00010978352">
                <text:p>0.00000000010978352</text:p>
              </table:table-cell>
              <table:table-cell office:value-type="float" office:value="0.0000000001935728">
                <text:p>0.000000000193572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00000978351">
                <text:p>0.00000000000978351</text:p>
              </table:table-cell>
              <table:table-cell office:value-type="float" office:value="0.0000000000172505">
                <text:p>0.000000000017250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0000902165">
                <text:p>0.0000000000902165</text:p>
              </table:table-cell>
              <table:table-cell office:value-type="float" office:value="0.00000000015907179">
                <text:p>0.000000000159071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00000021649">
                <text:p>0.00000000000021649</text:p>
              </table:table-cell>
              <table:table-cell office:value-type="float" office:value="0.00000000000038173">
                <text:p>0.000000000000381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00000878353">
                <text:p>0.00000000000878353</text:p>
              </table:table-cell>
              <table:table-cell office:value-type="float" office:value="0.00000000001548732">
                <text:p>0.000000000015487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00000778355">
                <text:p>0.00000000000778355</text:p>
              </table:table-cell>
              <table:table-cell office:value-type="float" office:value="0.00000000001372414">
                <text:p>0.000000000013724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0000678357">
                <text:p>0.00000000000678357</text:p>
              </table:table-cell>
              <table:table-cell office:value-type="float" office:value="0.00000000001196095">
                <text:p>0.000000000011960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0000057836">
                <text:p>0.0000000000057836</text:p>
              </table:table-cell>
              <table:table-cell office:value-type="float" office:value="0.00000000001019777">
                <text:p>0.0000000000101977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00000478362">
                <text:p>0.00000000000478362</text:p>
              </table:table-cell>
              <table:table-cell office:value-type="float" office:value="0.00000000000843458">
                <text:p>0.0000000000084345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00000378364">
                <text:p>0.00000000000378364</text:p>
              </table:table-cell>
              <table:table-cell office:value-type="float" office:value="0.0000000000066714">
                <text:p>0.00000000000667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00000000278366">
                <text:p>0.00000000000278366</text:p>
              </table:table-cell>
              <table:table-cell office:value-type="float" office:value="0.00000000000490822">
                <text:p>0.0000000000049082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000000000178368">
                <text:p>0.00000000000178368</text:p>
              </table:table-cell>
              <table:table-cell office:value-type="float" office:value="0.00000000000314503">
                <text:p>0.0000000000031450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000000000078371">
                <text:p>0.00000000000078371</text:p>
              </table:table-cell>
              <table:table-cell office:value-type="float" office:value="0.00000000000138185">
                <text:p>0.0000000000013818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00000000021627">
                <text:p>0.00000000000021627</text:p>
              </table:table-cell>
              <table:table-cell office:value-type="float" office:value="0.00000000000038133">
                <text:p>0.000000000000381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00000000068368">
                <text:p>0.00000000000068368</text:p>
              </table:table-cell>
              <table:table-cell office:value-type="float" office:value="0.00000000000120547">
                <text:p>0.000000000001205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000000000058364">
                <text:p>0.00000000000058364</text:p>
              </table:table-cell>
              <table:table-cell office:value-type="float" office:value="0.00000000000102909">
                <text:p>0.0000000000010290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00000000048361">
                <text:p>0.00000000000048361</text:p>
              </table:table-cell>
              <table:table-cell office:value-type="float" office:value="0.00000000000085272">
                <text:p>0.0000000000008527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00000000038358">
                <text:p>0.00000000000038358</text:p>
              </table:table-cell>
              <table:table-cell office:value-type="float" office:value="0.00000000000067634">
                <text:p>0.0000000000006763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00000000028355">
                <text:p>0.00000000000028355</text:p>
              </table:table-cell>
              <table:table-cell office:value-type="float" office:value="0.00000000000049996">
                <text:p>0.0000000000004999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00000000018352">
                <text:p>0.00000000000018352</text:p>
              </table:table-cell>
              <table:table-cell office:value-type="float" office:value="0.00000000000032359">
                <text:p>0.000000000000323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00000000008349">
                <text:p>0.00000000000008349</text:p>
              </table:table-cell>
              <table:table-cell office:value-type="float" office:value="0.00000000000014721">
                <text:p>0.0000000000001472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00000000001654">
                <text:p>0.00000000000001654</text:p>
              </table:table-cell>
              <table:table-cell office:value-type="float" office:value="0.00000000000002917">
                <text:p>0.0000000000000291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00000000000735">
                <text:p>0.0000000000000735</text:p>
              </table:table-cell>
              <table:table-cell office:value-type="float" office:value="0.00000000000012959">
                <text:p>0.0000000000001295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0000000000635">
                <text:p>0.0000000000000635</text:p>
              </table:table-cell>
              <table:table-cell office:value-type="float" office:value="0.00000000000011197">
                <text:p>0.0000000000001119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000000000005351">
                <text:p>0.00000000000005351</text:p>
              </table:table-cell>
              <table:table-cell office:value-type="float" office:value="0.00000000000009435">
                <text:p>0.0000000000000943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00000000004352">
                <text:p>0.00000000000004352</text:p>
              </table:table-cell>
              <table:table-cell office:value-type="float" office:value="0.00000000000007674">
                <text:p>0.0000000000000767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00000000003353">
                <text:p>0.00000000000003353</text:p>
              </table:table-cell>
              <table:table-cell office:value-type="float" office:value="0.00000000000005912">
                <text:p>0.000000000000059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00000000002354">
                <text:p>0.00000000000002354</text:p>
              </table:table-cell>
              <table:table-cell office:value-type="float" office:value="0.0000000000000415">
                <text:p>0.000000000000041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00000000001354">
                <text:p>0.00000000000001354</text:p>
              </table:table-cell>
              <table:table-cell office:value-type="float" office:value="0.00000000000002388">
                <text:p>0.0000000000000238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.55E-015">
                <text:p>3.55E-015</text:p>
              </table:table-cell>
              <table:table-cell office:value-type="float" office:value="6.26E-015">
                <text:p>6.26E-0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.44E-015">
                <text:p>6.44E-015</text:p>
              </table:table-cell>
              <table:table-cell office:value-type="float" office:value="0.00000000000001135">
                <text:p>0.0000000000000113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.55E-015">
                <text:p>2.55E-015</text:p>
              </table:table-cell>
              <table:table-cell office:value-type="float" office:value="4.5E-015">
                <text:p>4.5E-01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.55E-015">
                <text:p>1.55E-015</text:p>
              </table:table-cell>
              <table:table-cell office:value-type="float" office:value="2.74E-015">
                <text:p>2.74E-01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.6E-016">
                <text:p>5.6E-016</text:p>
              </table:table-cell>
              <table:table-cell office:value-type="float" office:value="9.8E-016">
                <text:p>9.8E-0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.4E-016">
                <text:p>4.4E-016</text:p>
              </table:table-cell>
              <table:table-cell office:value-type="float" office:value="7.8E-016">
                <text:p>7.8E-0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.4E-016">
                <text:p>4.4E-016</text:p>
              </table:table-cell>
              <table:table-cell office:value-type="float" office:value="7.8E-016">
                <text:p>7.8E-01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.3E-016">
                <text:p>3.3E-016</text:p>
              </table:table-cell>
              <table:table-cell office:value-type="float" office:value="5.9E-016">
                <text:p>5.9E-01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.2E-016">
                <text:p>2.2E-016</text:p>
              </table:table-cell>
              <table:table-cell office:value-type="float" office:value="3.9E-016">
                <text:p>3.9E-01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.1E-016">
                <text:p>1.1E-016</text:p>
              </table:table-cell>
              <table:table-cell office:value-type="float" office:value="2E-016">
                <text:p>2E-01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